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1.09pt"/>
    </style:style>
    <style:style style:name="co2" style:family="table-column">
      <style:table-column-properties fo:break-before="auto" style:column-width="151.9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data columns</text:p>
          </table:table-cell>
          <table:table-cell office:value-type="string" calcext:value-type="string">
            <text:p>annotation term</text:p>
          </table:table-cell>
          <table:table-cell office:value-type="string" calcext:value-type="string">
            <text:p>PC1 loading</text:p>
          </table:table-cell>
          <table:table-cell office:value-type="string" calcext:value-type="string">
            <text:p>PC2 loading</text:p>
          </table:table-cell>
        </table:table-row>
        <table:table-row table:style-name="ro1">
          <table:table-cell office:value-type="string" calcext:value-type="string">
            <text:p>signal strength</text:p>
          </table:table-cell>
          <table:table-cell office:value-type="string" calcext:value-type="string">
            <text:p>sea ice [ENVO_00002200]</text:p>
          </table:table-cell>
          <table:table-cell office:value-type="float" office:value="0.24304142" calcext:value-type="float">
            <text:p>0.24304142</text:p>
          </table:table-cell>
          <table:table-cell office:value-type="float" office:value="-0.80299701" calcext:value-type="float">
            <text:p>-0.80299701</text:p>
          </table:table-cell>
        </table:table-row>
        <table:table-row table:style-name="ro1">
          <table:table-cell office:value-type="string" calcext:value-type="string">
            <text:p>nitrate</text:p>
          </table:table-cell>
          <table:table-cell table:style-name="ce1" office:value-type="string" calcext:value-type="string">
            <text:p>sea water [ENVO_00002149]</text:p>
          </table:table-cell>
          <table:table-cell office:value-type="float" office:value="1.21200068" calcext:value-type="float">
            <text:p>1.21200068</text:p>
          </table:table-cell>
          <table:table-cell office:value-type="float" office:value="0.01720033" calcext:value-type="float">
            <text:p>0.01720033</text:p>
          </table:table-cell>
        </table:table-row>
        <table:table-row table:style-name="ro1">
          <table:table-cell office:value-type="string" calcext:value-type="string">
            <text:p>oxygen</text:p>
          </table:table-cell>
          <table:table-cell table:style-name="ce1" office:value-type="string" calcext:value-type="string">
            <text:p>sea water [ENVO_00002149]</text:p>
          </table:table-cell>
          <table:table-cell office:value-type="float" office:value="-0.01611319" calcext:value-type="float">
            <text:p>-0.01611319</text:p>
          </table:table-cell>
          <table:table-cell office:value-type="float" office:value="0.87287456" calcext:value-type="float">
            <text:p>0.87287456</text:p>
          </table:table-cell>
        </table:table-row>
        <table:table-row table:style-name="ro1">
          <table:table-cell office:value-type="string" calcext:value-type="string">
            <text:p>phosphate</text:p>
          </table:table-cell>
          <table:table-cell table:style-name="ce1" office:value-type="string" calcext:value-type="string">
            <text:p>sea water [ENVO_00002149]</text:p>
          </table:table-cell>
          <table:table-cell office:value-type="float" office:value="1.22009153" calcext:value-type="float">
            <text:p>1.22009153</text:p>
          </table:table-cell>
          <table:table-cell office:value-type="float" office:value="0.09015633" calcext:value-type="float">
            <text:p>0.09015633</text:p>
          </table:table-cell>
        </table:table-row>
        <table:table-row table:style-name="ro1">
          <table:table-cell office:value-type="string" calcext:value-type="string">
            <text:p>salinity</text:p>
          </table:table-cell>
          <table:table-cell table:style-name="ce1" office:value-type="string" calcext:value-type="string">
            <text:p>sea water [ENVO_00002149]</text:p>
          </table:table-cell>
          <table:table-cell office:value-type="float" office:value="-0.70229106" calcext:value-type="float">
            <text:p>-0.70229106</text:p>
          </table:table-cell>
          <table:table-cell office:value-type="float" office:value="0.21544285" calcext:value-type="float">
            <text:p>0.21544285</text:p>
          </table:table-cell>
        </table:table-row>
        <table:table-row table:style-name="ro1">
          <table:table-cell office:value-type="string" calcext:value-type="string">
            <text:p>sea ice thickness</text:p>
          </table:table-cell>
          <table:table-cell office:value-type="string" calcext:value-type="string">
            <text:p>sea ice [ENVO_00002200]</text:p>
          </table:table-cell>
          <table:table-cell office:value-type="float" office:value="0.52555148" calcext:value-type="float">
            <text:p>0.52555148</text:p>
          </table:table-cell>
          <table:table-cell office:value-type="float" office:value="-0.48198612" calcext:value-type="float">
            <text:p>-0.48198612</text:p>
          </table:table-cell>
        </table:table-row>
        <table:table-row table:style-name="ro1">
          <table:table-cell office:value-type="string" calcext:value-type="string">
            <text:p>ice or snow temperature</text:p>
          </table:table-cell>
          <table:table-cell office:value-type="string" calcext:value-type="string">
            <text:p>multiyear ice [ENVO_03000073]</text:p>
          </table:table-cell>
          <table:table-cell office:value-type="float" office:value="0.58457003" calcext:value-type="float">
            <text:p>0.58457003</text:p>
          </table:table-cell>
          <table:table-cell office:value-type="float" office:value="0.82623573" calcext:value-type="float">
            <text:p>0.82623573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data columns</text:p>
          </table:table-cell>
          <table:table-cell office:value-type="string" calcext:value-type="string">
            <text:p>annotation term</text:p>
          </table:table-cell>
          <table:table-cell office:value-type="string" calcext:value-type="string">
            <text:p>PC1 loading</text:p>
          </table:table-cell>
          <table:table-cell office:value-type="string" calcext:value-type="string">
            <text:p>PC2 loading</text:p>
          </table:table-cell>
        </table:table-row>
        <table:table-row table:style-name="ro1">
          <table:table-cell office:value-type="string" calcext:value-type="string">
            <text:p>phosphate</text:p>
          </table:table-cell>
          <table:table-cell table:style-name="ce1" office:value-type="string" calcext:value-type="string">
            <text:p>sea water [ENVO_00002149]</text:p>
          </table:table-cell>
          <table:table-cell office:value-type="float" office:value="1.22009153" calcext:value-type="float">
            <text:p>1.22009153</text:p>
          </table:table-cell>
          <table:table-cell office:value-type="float" office:value="0.09015633" calcext:value-type="float">
            <text:p>0.09015633</text:p>
          </table:table-cell>
        </table:table-row>
        <table:table-row table:style-name="ro1">
          <table:table-cell office:value-type="string" calcext:value-type="string">
            <text:p>nitrate</text:p>
          </table:table-cell>
          <table:table-cell table:style-name="ce1" office:value-type="string" calcext:value-type="string">
            <text:p>sea water [ENVO_00002149]</text:p>
          </table:table-cell>
          <table:table-cell office:value-type="float" office:value="1.21200068" calcext:value-type="float">
            <text:p>1.21200068</text:p>
          </table:table-cell>
          <table:table-cell office:value-type="float" office:value="0.01720033" calcext:value-type="float">
            <text:p>0.01720033</text:p>
          </table:table-cell>
        </table:table-row>
        <table:table-row table:style-name="ro1">
          <table:table-cell office:value-type="string" calcext:value-type="string">
            <text:p>ice or snow temperature</text:p>
          </table:table-cell>
          <table:table-cell office:value-type="string" calcext:value-type="string">
            <text:p>multiyear ice [ENVO_03000073]</text:p>
          </table:table-cell>
          <table:table-cell office:value-type="float" office:value="0.58457003" calcext:value-type="float">
            <text:p>0.58457003</text:p>
          </table:table-cell>
          <table:table-cell office:value-type="float" office:value="0.82623573" calcext:value-type="float">
            <text:p>0.82623573</text:p>
          </table:table-cell>
        </table:table-row>
        <table:table-row table:style-name="ro1">
          <table:table-cell office:value-type="string" calcext:value-type="string">
            <text:p>sea ice thickness</text:p>
          </table:table-cell>
          <table:table-cell office:value-type="string" calcext:value-type="string">
            <text:p>sea ice [ENVO_00002200]</text:p>
          </table:table-cell>
          <table:table-cell office:value-type="float" office:value="0.52555148" calcext:value-type="float">
            <text:p>0.52555148</text:p>
          </table:table-cell>
          <table:table-cell office:value-type="float" office:value="-0.48198612" calcext:value-type="float">
            <text:p>-0.48198612</text:p>
          </table:table-cell>
        </table:table-row>
        <table:table-row table:style-name="ro1">
          <table:table-cell office:value-type="string" calcext:value-type="string">
            <text:p>signal strength</text:p>
          </table:table-cell>
          <table:table-cell office:value-type="string" calcext:value-type="string">
            <text:p>sea ice [ENVO_00002200]</text:p>
          </table:table-cell>
          <table:table-cell office:value-type="float" office:value="0.24304142" calcext:value-type="float">
            <text:p>0.24304142</text:p>
          </table:table-cell>
          <table:table-cell office:value-type="float" office:value="-0.80299701" calcext:value-type="float">
            <text:p>-0.80299701</text:p>
          </table:table-cell>
        </table:table-row>
        <table:table-row table:style-name="ro1">
          <table:table-cell office:value-type="string" calcext:value-type="string">
            <text:p>oxygen</text:p>
          </table:table-cell>
          <table:table-cell table:style-name="ce1" office:value-type="string" calcext:value-type="string">
            <text:p>sea water [ENVO_00002149]</text:p>
          </table:table-cell>
          <table:table-cell office:value-type="float" office:value="-0.01611319" calcext:value-type="float">
            <text:p>-0.01611319</text:p>
          </table:table-cell>
          <table:table-cell office:value-type="float" office:value="0.87287456" calcext:value-type="float">
            <text:p>0.87287456</text:p>
          </table:table-cell>
        </table:table-row>
        <table:table-row table:style-name="ro1">
          <table:table-cell office:value-type="string" calcext:value-type="string">
            <text:p>salinity</text:p>
          </table:table-cell>
          <table:table-cell table:style-name="ce1" office:value-type="string" calcext:value-type="string">
            <text:p>sea water [ENVO_00002149]</text:p>
          </table:table-cell>
          <table:table-cell office:value-type="float" office:value="-0.70229106" calcext:value-type="float">
            <text:p>-0.70229106</text:p>
          </table:table-cell>
          <table:table-cell office:value-type="float" office:value="0.21544285" calcext:value-type="float">
            <text:p>0.21544285</text:p>
          </table:table-cell>
        </table:table-row>
      </table:table>
      <table:named-expressions/>
      <table:database-ranges>
        <table:database-range table:name="__Anonymous_Sheet_DB__0" table:target-range-address="Sheet1.A12:Sheet1.D19">
          <table:sort>
            <table:sort-by table:field-number="2" table:order="descending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4T15:32:52.302926522</meta:creation-date>
    <dc:date>2018-03-04T16:05:25.622845693</dc:date>
    <meta:editing-duration>PT11M22S</meta:editing-duration>
    <meta:editing-cycles>2</meta:editing-cycles>
    <meta:generator>LibreOffice/5.1.6.2$Linux_X86_64 LibreOffice_project/10m0$Build-2</meta:generator>
    <meta:document-statistic meta:table-count="1" meta:cell-count="64" meta:object-count="0"/>
  </office:meta>
</office:document-meta>
</file>